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0694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2" style:parent-style-name="Normal" style:family="paragraph">
      <style:paragraph-properties fo:margin-bottom="0.0694in" fo:line-height="100%"/>
    </style:style>
    <style:style style:name="T3" style:parent-style-name="Fuentedepárrafopredeter." style:family="text">
      <style:text-properties style:font-name-asian="Times New Roman" style:font-name-complex="Calibri" fo:font-size="12pt" style:font-size-asian="12pt" style:font-size-complex="12pt" fo:language="es" fo:country="EC"/>
    </style:style>
    <style:style style:name="T4" style:parent-style-name="Fuentedepárrafopredeter." style:family="text">
      <style:text-properties style:font-name-asian="Times New Roman" style:font-name-complex="Calibri" fo:font-size="12pt" style:font-size-asian="12pt" style:font-size-complex="12pt" fo:language="es" fo:country="EC"/>
    </style:style>
    <style:style style:name="T5" style:parent-style-name="Fuentedepárrafopredeter.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6" style:parent-style-name="Normal" style:family="paragraph">
      <style:paragraph-properties fo:margin-top="0.0694in" fo:margin-bottom="0.0694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7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8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9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fo:language="es" fo:country="EC"/>
    </style:style>
    <style:style style:name="P10" style:parent-style-name="Normal" style:family="paragraph">
      <style:paragraph-properties fo:margin-bottom="0in" fo:line-height="100%"/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P11" style:parent-style-name="Normal" style:family="paragraph">
      <style:paragraph-properties fo:margin-bottom="0in" fo:line-height="100%"/>
    </style:style>
    <style:style style:name="T12" style:parent-style-name="Fuentedepárrafopredeter." style:family="text"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T13" style:parent-style-name="Fuentedepárrafopredeter." style:family="text"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T14" style:parent-style-name="Fuentedepárrafopredeter." style:family="text"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T15" style:parent-style-name="Fuentedepárrafopredeter." style:family="text"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T16" style:parent-style-name="Fuentedepárrafopredeter." style:family="text"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T17" style:parent-style-name="Fuentedepárrafopredeter." style:family="text"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T18" style:parent-style-name="Fuentedepárrafopredeter." style:family="text"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T19" style:parent-style-name="Fuentedepárrafopredeter." style:family="text">
      <style:text-properties style:font-name-asian="Times New Roman" style:font-name-complex="Calibri" fo:font-weight="bold" style:font-weight-asian="bold" style:font-weight-complex="bold" fo:color="#495057" fo:font-size="12pt" style:font-size-asian="12pt" style:font-size-complex="12pt" fo:language="es" fo:country="EC"/>
    </style:style>
    <style:style style:name="T20" style:parent-style-name="Fuentedepárrafopredeter." style:family="text"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T21" style:parent-style-name="Fuentedepárrafopredeter." style:family="text"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T22" style:parent-style-name="Fuentedepárrafopredeter." style:family="text"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P23" style:parent-style-name="Normal" style:family="paragraph">
      <style:paragraph-properties fo:margin-top="0.0694in" fo:margin-bottom="0.0694in" fo:line-height="100%"/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P24" style:parent-style-name="Normal" style:family="paragraph">
      <style:paragraph-properties fo:margin-top="0.0694in" fo:margin-bottom="0.0694in" fo:line-height="100%"/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P25" style:parent-style-name="Normal" style:family="paragraph">
      <style:paragraph-properties fo:margin-top="0.0694in" fo:margin-bottom="0.0694in" fo:line-height="100%"/>
      <style:text-properties style:font-name-asian="Times New Roman" style:font-name-complex="Calibri" fo:color="#495057" fo:font-size="12pt" style:font-size-asian="12pt" style:font-size-complex="12pt" fo:language="es" fo:country="EC"/>
    </style:style>
    <style:style style:name="P26" style:parent-style-name="Normal" style:family="paragraph">
      <style:paragraph-properties fo:margin-bottom="0.0694in" fo:line-height="100%"/>
      <style:text-properties style:font-name-asian="Times New Roman" style:font-name-complex="Calibri" fo:font-weight="bold" style:font-weight-asian="bold" style:font-weight-complex="bold" fo:color="#495057" fo:font-size="12pt" style:font-size-asian="12pt" style:font-size-complex="12pt" fo:language="es" fo:country="EC"/>
    </style:style>
    <style:style style:name="P27" style:parent-style-name="Normal" style:family="paragraph">
      <style:paragraph-properties fo:margin-bottom="0.0694in" fo:line-height="100%"/>
      <style:text-properties style:font-name-asian="Times New Roman" style:font-name-complex="Calibri" fo:font-weight="bold" style:font-weight-asian="bold" style:font-weight-complex="bold" fo:color="#495057" fo:font-size="12pt" style:font-size-asian="12pt" style:font-size-complex="12pt" fo:language="es" fo:country="EC"/>
    </style:style>
    <style:style style:name="P28" style:parent-style-name="Normal" style:family="paragraph">
      <style:paragraph-properties fo:margin-bottom="0.0694in" fo:line-height="100%"/>
      <style:text-properties style:font-name-asian="Times New Roman" style:font-name-complex="Calibri" fo:font-weight="bold" style:font-weight-asian="bold" style:font-weight-complex="bold" fo:color="#495057" fo:font-size="12pt" style:font-size-asian="12pt" style:font-size-complex="12pt" fo:language="es" fo:country="EC"/>
    </style:style>
    <style:style style:name="P29" style:parent-style-name="Normal" style:family="paragraph">
      <style:paragraph-properties fo:margin-bottom="0.0694in" fo:line-height="100%"/>
      <style:text-properties style:font-name-asian="Times New Roman" style:font-name-complex="Calibri" fo:font-weight="bold" style:font-weight-asian="bold" style:font-weight-complex="bold" fo:color="#495057" fo:font-size="12pt" style:font-size-asian="12pt" style:font-size-complex="12pt" fo:language="es" fo:country="EC"/>
    </style:style>
    <style:style style:name="P30" style:parent-style-name="Normal" style:family="paragraph">
      <style:paragraph-properties fo:margin-bottom="0.0694in" fo:line-height="100%"/>
      <style:text-properties style:font-name-asian="Times New Roman" style:font-name-complex="Calibri" fo:font-weight="bold" style:font-weight-asian="bold" style:font-weight-complex="bold" fo:color="#495057" fo:font-size="12pt" style:font-size-asian="12pt" style:font-size-complex="12pt" fo:language="es" fo:country="EC"/>
    </style:style>
    <style:style style:name="P31" style:parent-style-name="Normal" style:family="paragraph">
      <style:paragraph-properties fo:margin-bottom="0.0694in" fo:line-height="100%"/>
      <style:text-properties style:font-name-asian="Times New Roman" style:font-name-complex="Calibri" fo:font-weight="bold" style:font-weight-asian="bold" style:font-weight-complex="bold" fo:color="#495057" fo:font-size="12pt" style:font-size-asian="12pt" style:font-size-complex="12pt" fo:language="es" fo:country="EC"/>
    </style:style>
    <style:style style:name="P32" style:parent-style-name="Normal" style:family="paragraph">
      <style:paragraph-properties fo:margin-bottom="0.0694in" fo:line-height="100%"/>
      <style:text-properties style:font-name-asian="Times New Roman" style:font-name-complex="Calibri" fo:font-weight="bold" style:font-weight-asian="bold" style:font-weight-complex="bold" fo:color="#495057" fo:font-size="12pt" style:font-size-asian="12pt" style:font-size-complex="12pt" fo:language="es" fo:country="EC"/>
    </style:style>
    <style:style style:name="P33" style:parent-style-name="Normal" style:family="paragraph">
      <style:paragraph-properties fo:margin-bottom="0.0694in" fo:line-height="100%"/>
      <style:text-properties style:font-name-asian="Times New Roman" style:font-name-complex="Calibri" fo:font-weight="bold" style:font-weight-asian="bold" style:font-weight-complex="bold" fo:color="#495057" fo:font-size="12pt" style:font-size-asian="12pt" style:font-size-complex="12pt" fo:language="es" fo:country="EC"/>
    </style:style>
    <style:style style:name="P34" style:parent-style-name="Normal" style:family="paragraph">
      <style:paragraph-properties fo:margin-bottom="0.0694in" fo:line-height="100%"/>
    </style:style>
    <style:style style:name="T35" style:parent-style-name="Fuentedepárrafopredeter." style:family="text">
      <style:text-properties style:font-name-asian="Times New Roman" style:font-name-complex="Calibri" fo:font-style="italic" style:font-style-asian="italic" style:font-style-complex="italic" fo:color="#495057" fo:font-size="12pt" style:font-size-asian="12pt" style:font-size-complex="12pt" fo:language="es" fo:country="EC"/>
    </style:style>
    <style:style style:name="P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font-style="italic" style:font-style-asian="italic" style:font-style-complex="italic" fo:color="#1D2125" fo:font-size="12pt" style:font-size-asian="12pt" style:font-size-complex="12pt" fo:language="es" fo:country="EC"/>
    </style:style>
    <style:style style:name="P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font-style="italic" style:font-style-asian="italic" style:font-style-complex="italic" fo:color="#1D2125" fo:font-size="12pt" style:font-size-asian="12pt" style:font-size-complex="12pt" fo:language="es" fo:country="EC"/>
    </style:style>
    <style:style style:name="P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font-style="italic" style:font-style-asian="italic" style:font-style-complex="italic" fo:color="#1D2125" fo:font-size="12pt" style:font-size-asian="12pt" style:font-size-complex="12pt" fo:language="es" fo:country="EC"/>
    </style:style>
    <style:style style:name="P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language="es" fo:country="EC"/>
    </style:style>
    <style:style style:name="P40" style:parent-style-name="Normal" style:family="paragraph">
      <style:paragraph-properties fo:margin-bottom="0.0694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font-weight="bold" style:font-weight-asian="bold" style:font-weight-complex="bold" fo:font-style="italic" style:font-style-asian="italic" style:font-style-complex="italic" fo:color="#1D2125" fo:font-size="12pt" style:font-size-asian="12pt" style:font-size-complex="12pt" fo:language="es" fo:country="EC"/>
    </style:style>
    <style:style style:name="P41" style:parent-style-name="Normal" style:family="paragraph">
      <style:paragraph-properties fo:margin-top="0.0694in" fo:margin-bottom="0.0694in" fo:line-height="100%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style:font-name-asian="Times New Roman" style:font-name-complex="Calibri" fo:font-style="italic" style:font-style-asian="italic" style:font-style-complex="italic" fo:color="#1D2125" fo:font-size="12pt" style:font-size-asian="12pt" style:font-size-complex="12pt" fo:language="es" fo:country="EC"/>
    </style:style>
    <style:style style:name="P42" style:parent-style-name="Normal" style:family="paragraph">
      <style:paragraph-properties fo:margin-top="0.0694in" fo:margin-bottom="0.0694in" fo:line-height="100%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style:font-name-asian="Times New Roman" style:font-name-complex="Calibri" fo:font-style="italic" style:font-style-asian="italic" style:font-style-complex="italic" fo:color="#1D2125" fo:font-size="12pt" style:font-size-asian="12pt" style:font-size-complex="12pt" fo:language="es" fo:country="EC"/>
    </style:style>
    <style:style style:name="P43" style:parent-style-name="Normal" style:family="paragraph">
      <style:paragraph-properties fo:margin-top="0.0694in" fo:margin-bottom="0.0694in" fo:line-height="100%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style:font-name-asian="Times New Roman" style:font-name-complex="Calibri" fo:font-style="italic" style:font-style-asian="italic" style:font-style-complex="italic" fo:color="#1D2125" fo:font-size="12pt" style:font-size-asian="12pt" style:font-size-complex="12pt" fo:language="es" fo:country="EC"/>
    </style:style>
    <style:style style:name="P44" style:parent-style-name="Normal" style:family="paragraph">
      <style:paragraph-properties fo:margin-top="0.0694in" fo:margin-bottom="0.0694in" fo:line-height="100%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style:font-name-asian="Times New Roman" style:font-name-complex="Calibri" fo:font-style="italic" style:font-style-asian="italic" style:font-style-complex="italic" fo:color="#1D2125" fo:font-size="12pt" style:font-size-asian="12pt" style:font-size-complex="12pt" fo:language="es" fo:country="EC"/>
    </style:style>
    <style:style style:name="P45" style:parent-style-name="Normal" style:family="paragraph">
      <style:paragraph-properties fo:margin-top="0.0694in" fo:margin-bottom="0.0694in" fo:line-height="100%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  <style:text-properties style:font-name-asian="Times New Roman" style:font-name-complex="Calibri" fo:font-style="italic" style:font-style-asian="italic" style:font-style-complex="italic" fo:color="#1D2125" fo:font-size="12pt" style:font-size-asian="12pt" style:font-size-complex="12pt" fo:language="es" fo:country="EC"/>
    </style:style>
    <style:style style:name="P46" style:parent-style-name="Normal" style:family="paragraph">
      <style:paragraph-properties fo:margin-bottom="0.0694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font-style="italic" style:font-style-asian="italic" style:font-style-complex="italic" fo:color="#1D2125" fo:font-size="12pt" style:font-size-asian="12pt" style:font-size-complex="12pt" fo:language="es" fo:country="EC"/>
    </style:style>
    <style:style style:name="P47" style:parent-style-name="Normal" style:family="paragraph">
      <style:paragraph-properties fo:margin-bottom="0.0694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font-weight="bold" style:font-weight-asian="bold" style:font-weight-complex="bold" fo:font-style="italic" style:font-style-asian="italic" style:font-style-complex="italic" fo:color="#1D2125" fo:font-size="12pt" style:font-size-asian="12pt" style:font-size-complex="12pt" fo:language="es" fo:country="EC"/>
    </style:style>
    <style:style style:name="P48" style:parent-style-name="Normal" style:family="paragraph">
      <style:paragraph-properties fo:margin-bottom="0.0694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font-style="italic" style:font-style-asian="italic" style:font-style-complex="italic" fo:color="#1D2125" fo:font-size="12pt" style:font-size-asian="12pt" style:font-size-complex="12pt" fo:language="es" fo:country="EC"/>
    </style:style>
    <style:style style:name="P49" style:parent-style-name="Normal" style:family="paragraph">
      <style:text-properties style:font-name-complex="Calibri" fo:font-size="12pt" style:font-size-asian="12pt" style:font-size-complex="12pt" fo:language="es" fo:country="EC"/>
    </style:style>
    <style:style style:name="P50" style:parent-style-name="Normal" style:family="paragraph">
      <style:text-properties style:font-name-complex="Calibri" fo:font-size="12pt" style:font-size-asian="12pt" style:font-size-complex="12pt" fo:language="es" fo:country="EC"/>
    </style:style>
    <style:style style:name="P51" style:parent-style-name="Normal" style:family="paragraph">
      <style:text-properties style:font-name-complex="Calibri" fo:font-size="12pt" style:font-size-asian="12pt" style:font-size-complex="12pt" fo:language="es" fo:country="EC"/>
    </style:style>
    <style:style style:name="P52" style:parent-style-name="Normal" style:family="paragraph">
      <style:text-properties style:font-name-complex="Calibri" fo:font-size="12pt" style:font-size-asian="12pt" style:font-size-complex="12pt" fo:language="es" fo:country="EC"/>
    </style:style>
    <style:style style:name="P53" style:parent-style-name="Normal" style:family="paragraph">
      <style:text-properties style:font-name-complex="Calibri" fo:font-size="12pt" style:font-size-asian="12pt" style:font-size-complex="12pt" fo:language="es" fo:country="EC"/>
    </style:style>
    <style:style style:name="P54" style:parent-style-name="Normal" style:family="paragraph">
      <style:text-properties style:font-name-complex="Calibri" fo:font-size="12pt" style:font-size-asian="12pt" style:font-size-complex="12pt" fo:language="es" fo:country="EC"/>
    </style:style>
    <style:style style:name="P55" style:parent-style-name="Normal" style:family="paragraph">
      <style:text-properties style:font-name-complex="Calibri" fo:font-size="12pt" style:font-size-asian="12pt" style:font-size-complex="12pt" fo:language="es" fo:country="EC"/>
    </style:style>
    <style:style style:name="P56" style:parent-style-name="Normal" style:family="paragraph">
      <style:text-properties style:font-name-complex="Calibri" fo:font-size="12pt" style:font-size-asian="12pt" style:font-size-complex="12pt" fo:language="es" fo:country="EC"/>
    </style:style>
    <style:style style:name="P57" style:parent-style-name="Normal" style:family="paragraph">
      <style:text-properties style:font-name-complex="Calibri" fo:font-size="12pt" style:font-size-asian="12pt" style:font-size-complex="12pt" fo:language="es" fo:country="EC"/>
    </style:style>
    <style:style style:name="P58" style:parent-style-name="Normal" style:family="paragraph">
      <style:text-properties style:font-name-complex="Calibri" fo:font-size="12pt" style:font-size-asian="12pt" style:font-size-complex="12pt" fo:language="es" fo:country="EC"/>
    </style:style>
    <style:style style:name="P59" style:parent-style-name="Normal" style:family="paragraph">
      <style:text-properties style:font-name-complex="Calibri" fo:font-size="12pt" style:font-size-asian="12pt" style:font-size-complex="12pt" fo:language="es" fo:country="EC"/>
    </style:style>
    <style:style style:name="P60" style:parent-style-name="Normal" style:family="paragraph">
      <style:text-properties style:font-name-complex="Calibri" fo:font-size="12pt" style:font-size-asian="12pt" style:font-size-complex="12pt" fo:language="es" fo:country="EC"/>
    </style:style>
    <style:style style:name="P61" style:parent-style-name="Normal" style:family="paragraph">
      <style:text-properties style:font-name-complex="Calibri" fo:font-size="12pt" style:font-size-asian="12pt" style:font-size-complex="12pt" fo:language="es" fo:country="EC"/>
    </style:style>
    <style:style style:name="P62" style:parent-style-name="Normal" style:family="paragraph">
      <style:text-properties style:font-name-complex="Calibri" fo:font-size="12pt" style:font-size-asian="12pt" style:font-size-complex="12pt" fo:language="es" fo:country="EC"/>
    </style:style>
  </office:automatic-styles>
  <office:body>
    <office:text text:use-soft-page-breaks="true">
      <text:h text:style-name="P1" text:outline-level="5">ACTIVIDAD 2</text:h>
      <text:h text:style-name="P2" text:outline-level="5"><text:span text:style-name="T3">Bienvenido a tu segunda actividad, en esta ocasión pondrás en práctica lo aprendido hasta el momento. Principalmente, queremos que ejecutes las instrucciones dadas para realizar operaciones en Python.</text:span><text:span text:style-name="T4"><text:line-break/></text:span><text:span text:style-name="T5">Objetivos </text:span></text:h>
      <text:list text:style-name="LFO1" text:continue-numbering="true">
        <text:list-item>
          <text:p text:style-name="P6">Aplicar las<text:s/>condicionales simples, compuestos, multiples y anidados.</text:p>
        </text:list-item>
      </text:list>
      <text:h text:style-name="P7" text:outline-level="5">Descripción del problema<text:line-break/>1) La compañía multinacional Rap, solicita un sistema que determine los días de vacaciones a los que tiene derecho un trabajador, tomando en cuenta las siguientes características:<text:line-break/>Existen tres departamentos dentro de la compañía con sus respectivas claves:<text:line-break/>1. Departamento de Atención al Cliente. (Clave 1)<text:line-break/>2. Departamento de Logística (Clave 2)<text:line-break/>3. Gerencia (Clave 3)<text:line-break/></text:h>
      <text:h text:style-name="P8" text:outline-level="5">Trabajadores con clave 1 (Atención al cliente):<text:line-break/>- Con un año<text:s/>de servicio, reciben 6 días de vacaciones<text:line-break/>- Con 2 a 6 años de servicio, reciben 14 días de vacaciones.<text:line-break/>A partir de 7 años de servicio, reciben 20 días de vacaciones.<text:line-break/></text:h>
      <text:h text:style-name="P9" text:outline-level="5">Trabajadores con clave 2 (Logística):<text:line-break/>- Con 1 año de servicio, reciben 7 días de vacaciones<text:line-break/>- Con 2 a 6 años de servicio, reciben 15 días de vacaciones.<text:line-break/>A partir de 7 años de servicio, reciben 22 días de vacaciones.</text:h>
      <text:p text:style-name="P10">Trabajadores con clave 3 (Gerencia):<text:line-break/>- Con 1 año de servicio, reciben 10 días de vacaciones<text:line-break/>- Con 2 a 6 años de servicio, reciben<text:s/>20 días de vacaciones.<text:line-break/>A partir de 7 años de servicio, reciben 30 días de vacaciones.<text:line-break/><text:line-break/>Requerimientos indispensable:</text:p>
      <text:p text:style-name="P11"><text:span text:style-name="T12"><text:line-break/></text:span><text:span text:style-name="T13">El sistema debe de solicitar el "Nombre", "Clave del departamento “y "Antigüedad" del trabajador desde teclado.</text:span><text:span text:style-name="T14"><text:line-break/></text:span><text:span text:style-name="T15">Posteriormente el program</text:span><text:span text:style-name="T16">a debe mostrar un mensaje en pantalla, que contenga el nombre del trabajador y los días de vacaciones que tiene derecho.</text:span><text:span text:style-name="T17"><text:line-break/></text:span><text:span text:style-name="T18"><text:line-break/></text:span><text:span text:style-name="T19">2) Realiza un programa que lea dos números por teclado y permita elegir entre 3 opciones en un menú:</text:span><text:span text:style-name="T20"><text:line-break/></text:span><text:span text:style-name="T21">Mostrar una suma de los dos númer</text:span><text:span text:style-name="T22">os</text:span></text:p>
      <text:list text:style-name="LFO2" text:continue-numbering="true">
        <text:list-item>
          <text:p text:style-name="P23">Mostrar una resta de los dos números (el primero menos el segundo)</text:p>
        </text:list-item>
        <text:list-item>
          <text:p text:style-name="P24">Mostrar una multiplicación de los dos números</text:p>
        </text:list-item>
        <text:list-item>
          <text:p text:style-name="P25">En caso de no introducir una opción válida, el programa informará de que no es correcta.</text:p>
        </text:list-item>
      </text:list>
      <text:p text:style-name="P26">3) Realiza un programa que lea un número impar<text:s/>por teclado. Si el usuario no introduce un número impar, debe repetise el proceso hasta que lo introduzca correctamente.</text:p>
      <text:p text:style-name="P27"/>
      <text:p text:style-name="P28">4) Realiza un programa que sume todos los números enteros pares desde el 0 hasta el 100:</text:p>
      <text:p text:style-name="P29"/>
      <text:p text:style-name="P30">5) Realiza un programa que pida al<text:s/>usuario cuantos números quiere introducir. Luego lee todos los números y realiza una media aritmética:</text:p>
      <text:p text:style-name="P31"/>
      <text:p text:style-name="P32">6) Realiza un programa que pida al usuario un número entero del 0 al 9, y que mientras el número no sea correcto se repita el proceso. Luego debe comprobar si el número se encuentra en la lista de números y notificarlo:</text:p>
      <text:p text:style-name="P33"/>
      <text:p text:style-name="P34"><text:span text:style-name="T35">Consejo: La sintaxis "valor in lista" permite comprobar fácilmente si un valor se encuentra en una lista (devuelve True o False)</text:span></text:p>
      <text:p text:style-name="P36"># Completa el ejercicio aquí</text:p>
      <text:p text:style-name="P37">numeros = [1, 3, 6, 9]</text:p>
      <text:p text:style-name="P38"/>
      <text:p text:style-name="P39"/>
      <text:p text:style-name="P40">7) Utilizando la función range() y la conversión a listas genera las siguientes listas dinámicamente:</text:p>
      <text:list text:style-name="LFO3" text:continue-numbering="true">
        <text:list-item>
          <text:p text:style-name="P41">Todos los números del 0 al 10 [0, 1, 2, ..., 10]</text:p>
        </text:list-item>
        <text:list-item>
          <text:p text:style-name="P42">Todos los números del -10 al 0 [-10, -9, -8, ..., 0]</text:p>
        </text:list-item>
        <text:list-item>
          <text:p text:style-name="P43">Todos los números pares del 0 al 20 [0, 2, 4, ..., 20]</text:p>
        </text:list-item>
        <text:list-item>
          <text:p text:style-name="P44">Todos los números impares entre -20 y 0 [-19, -17, -15, ..., -1]</text:p>
        </text:list-item>
        <text:list-item>
          <text:p text:style-name="P45">Todos los números múltiples de 5 del 0 al 50 [0, 5, 10, ..., 50]</text:p>
        </text:list-item>
      </text:list>
      <text:p text:style-name="P46">Pista: Utiliza el tercer parámetro de la función range(inicio, fin, salto).</text:p>
      <text:p text:style-name="P47">8) Dadas dos listas, debes generar una tercera con<text:s/>todos los elementos que se repitan en ellas, pero no debe repetise ningún elemento en la nueva lista: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Realizar en un solo archivo utilizando un menú de opciones con funciones.</text:p>
      <text:p text:style-name="P57"/>
      <text:p text:style-name="P58"/>
      <text:p text:style-name="P59"/>
      <text:p text:style-name="P60"/>
      <text:p text:style-name="P61"/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5" style:display-name="Título 5" style:family="paragraph" style:parent-style-name="Normal" style:default-outline-level="5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5Car" style:display-name="Título 5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rónica Chimbo</meta:initial-creator>
    <dc:creator>Verónica Chimbo</dc:creator>
    <meta:creation-date>2022-10-18T05:37:00Z</meta:creation-date>
    <dc:date>2022-10-21T16:10:00Z</dc:date>
    <meta:template xlink:href="Normal" xlink:type="simple"/>
    <meta:editing-cycles>4</meta:editing-cycles>
    <meta:editing-duration>PT4980S</meta:editing-duration>
    <meta:document-statistic meta:page-count="1" meta:paragraph-count="6" meta:word-count="520" meta:character-count="3479" meta:row-count="24" meta:non-whitespace-character-count="2965"/>
  </office:meta>
</office:document-meta>
</file>